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b65e8" officeooo:paragraph-rsid="001b65e8"/>
    </style:style>
    <style:style style:name="P2" style:family="paragraph" style:parent-style-name="Standard">
      <style:text-properties officeooo:rsid="001b65e8" officeooo:paragraph-rsid="001d73e1"/>
    </style:style>
    <style:style style:name="P3" style:family="paragraph" style:parent-style-name="Standard">
      <style:text-properties fo:font-weight="bold" officeooo:rsid="001d73e1" officeooo:paragraph-rsid="001d73e1" style:font-weight-asian="bold" style:font-weight-complex="bold"/>
    </style:style>
    <style:style style:name="P4" style:family="paragraph" style:parent-style-name="Standard">
      <style:text-properties fo:font-weight="bold" officeooo:rsid="001d73e1" officeooo:paragraph-rsid="001e0dff" style:font-weight-asian="bold" style:font-weight-complex="bold"/>
    </style:style>
    <style:style style:name="P5" style:family="paragraph" style:parent-style-name="Standard">
      <style:text-properties fo:font-weight="bold" officeooo:rsid="001d73e1" officeooo:paragraph-rsid="00300ae3" style:font-weight-asian="bold" style:font-weight-complex="bold"/>
    </style:style>
    <style:style style:name="P6" style:family="paragraph" style:parent-style-name="Standard">
      <style:text-properties fo:font-weight="bold" officeooo:rsid="001d73e1" officeooo:paragraph-rsid="00308466" style:font-weight-asian="bold" style:font-weight-complex="bold"/>
    </style:style>
    <style:style style:name="P7" style:family="paragraph" style:parent-style-name="Standard">
      <style:text-properties fo:font-weight="bold" officeooo:rsid="001fcdd9" officeooo:paragraph-rsid="001fcdd9" style:font-weight-asian="bold" style:font-weight-complex="bold"/>
    </style:style>
    <style:style style:name="P8" style:family="paragraph" style:parent-style-name="Standard">
      <style:text-properties fo:font-weight="bold" officeooo:rsid="001fcdd9" officeooo:paragraph-rsid="0021408b" style:font-weight-asian="bold" style:font-weight-complex="bold"/>
    </style:style>
    <style:style style:name="P9" style:family="paragraph" style:parent-style-name="Standard">
      <style:text-properties fo:font-weight="bold" officeooo:rsid="001b65e8" officeooo:paragraph-rsid="001b65e8" style:font-weight-asian="bold" style:font-weight-complex="bold"/>
    </style:style>
    <style:style style:name="P10" style:family="paragraph" style:parent-style-name="Standard">
      <style:text-properties fo:font-weight="bold" officeooo:rsid="0021408b" officeooo:paragraph-rsid="0022b627" style:font-weight-asian="bold" style:font-weight-complex="bold"/>
    </style:style>
    <style:style style:name="P11" style:family="paragraph" style:parent-style-name="Standard">
      <style:text-properties fo:font-weight="bold" officeooo:rsid="0026d01b" officeooo:paragraph-rsid="0026d01b" style:font-weight-asian="bold" style:font-weight-complex="bold"/>
    </style:style>
    <style:style style:name="P12" style:family="paragraph" style:parent-style-name="Standard">
      <style:text-properties fo:font-weight="bold" officeooo:rsid="0022d8a6" officeooo:paragraph-rsid="00333e83" style:font-weight-asian="bold" style:font-weight-complex="bold"/>
    </style:style>
    <style:style style:name="P13" style:family="paragraph" style:parent-style-name="Standard">
      <style:text-properties fo:font-weight="bold" officeooo:rsid="003d84ca" officeooo:paragraph-rsid="0039ecdc" style:font-weight-asian="bold" style:font-weight-complex="bold"/>
    </style:style>
    <style:style style:name="P14" style:family="paragraph" style:parent-style-name="Standard">
      <style:text-properties fo:font-weight="normal" officeooo:rsid="001d73e1" officeooo:paragraph-rsid="001d73e1" style:font-weight-asian="normal" style:font-weight-complex="normal"/>
    </style:style>
    <style:style style:name="P15" style:family="paragraph" style:parent-style-name="Standard">
      <style:text-properties fo:font-weight="normal" officeooo:rsid="001fcdd9" officeooo:paragraph-rsid="001fcdd9" style:font-weight-asian="normal" style:font-weight-complex="normal"/>
    </style:style>
    <style:style style:name="P16" style:family="paragraph" style:parent-style-name="Standard">
      <style:text-properties fo:font-weight="normal" officeooo:rsid="0022b627" officeooo:paragraph-rsid="0025047d" style:font-weight-asian="normal" style:font-weight-complex="normal"/>
    </style:style>
    <style:style style:name="P17" style:family="paragraph" style:parent-style-name="Standard">
      <style:text-properties fo:font-weight="normal" officeooo:rsid="0022b627" officeooo:paragraph-rsid="00333e83" style:font-weight-asian="normal" style:font-weight-complex="normal"/>
    </style:style>
    <style:style style:name="P18" style:family="paragraph" style:parent-style-name="Standard">
      <style:text-properties fo:font-weight="normal" officeooo:rsid="002471a3" officeooo:paragraph-rsid="0025047d" style:font-weight-asian="normal" style:font-weight-complex="normal"/>
    </style:style>
    <style:style style:name="P19" style:family="paragraph" style:parent-style-name="Standard">
      <style:text-properties fo:font-weight="normal" officeooo:rsid="0022d8a6" officeooo:paragraph-rsid="00318fb6" style:font-weight-asian="normal" style:font-weight-complex="normal"/>
    </style:style>
    <style:style style:name="P20" style:family="paragraph" style:parent-style-name="Standard">
      <style:text-properties fo:font-weight="normal" officeooo:rsid="0022d8a6" officeooo:paragraph-rsid="00333e83" style:font-weight-asian="normal" style:font-weight-complex="normal"/>
    </style:style>
    <style:style style:name="P21" style:family="paragraph" style:parent-style-name="Standard">
      <style:text-properties fo:font-weight="normal" officeooo:rsid="0021408b" officeooo:paragraph-rsid="00300ae3" style:font-weight-asian="normal" style:font-weight-complex="normal"/>
    </style:style>
    <style:style style:name="P22" style:family="paragraph" style:parent-style-name="Standard">
      <style:text-properties fo:font-weight="normal" officeooo:rsid="00308466" officeooo:paragraph-rsid="00308466" style:font-weight-asian="normal" style:font-weight-complex="normal"/>
    </style:style>
    <style:style style:name="P23" style:family="paragraph" style:parent-style-name="Standard">
      <style:text-properties fo:font-weight="normal" officeooo:rsid="00346a55" officeooo:paragraph-rsid="00346a55" style:font-weight-asian="normal" style:font-weight-complex="normal"/>
    </style:style>
    <style:style style:name="P24" style:family="paragraph" style:parent-style-name="Standard">
      <style:text-properties fo:font-weight="normal" officeooo:rsid="00381a65" officeooo:paragraph-rsid="00381a65" style:font-weight-asian="normal" style:font-weight-complex="normal"/>
    </style:style>
    <style:style style:name="P25" style:family="paragraph" style:parent-style-name="Standard">
      <style:text-properties fo:font-weight="normal" officeooo:rsid="0039ecdc" officeooo:paragraph-rsid="0039ecdc" style:font-weight-asian="normal" style:font-weight-complex="normal"/>
    </style:style>
    <style:style style:name="P26" style:family="paragraph" style:parent-style-name="Standard">
      <style:text-properties fo:font-weight="normal" officeooo:rsid="003d0888" officeooo:paragraph-rsid="0039ecdc" style:font-weight-asian="normal" style:font-weight-complex="normal"/>
    </style:style>
    <style:style style:name="P27" style:family="paragraph" style:parent-style-name="Standard">
      <style:text-properties fo:font-weight="normal" officeooo:rsid="003d84ca" officeooo:paragraph-rsid="0043e361" style:font-weight-asian="normal" style:font-weight-complex="normal"/>
    </style:style>
    <style:style style:name="P28" style:family="paragraph" style:parent-style-name="Standard">
      <style:text-properties fo:font-weight="normal" officeooo:rsid="003d84ca" officeooo:paragraph-rsid="0039ecdc" style:font-weight-asian="normal" style:font-weight-complex="normal"/>
    </style:style>
    <style:style style:name="P29" style:family="paragraph" style:parent-style-name="Standard">
      <style:text-properties fo:font-weight="normal" officeooo:rsid="004a081a" officeooo:paragraph-rsid="004a081a" style:font-weight-asian="normal" style:font-weight-complex="normal"/>
    </style:style>
    <style:style style:name="P30" style:family="paragraph" style:parent-style-name="Standard">
      <style:text-properties officeooo:paragraph-rsid="0022b627"/>
    </style:style>
    <style:style style:name="P31" style:family="paragraph" style:parent-style-name="Standard">
      <style:text-properties officeooo:paragraph-rsid="00300ae3"/>
    </style:style>
    <style:style style:name="P32" style:family="paragraph" style:parent-style-name="Standard">
      <style:text-properties officeooo:paragraph-rsid="0031b7d5"/>
    </style:style>
    <style:style style:name="P33" style:family="paragraph" style:parent-style-name="Standard">
      <style:text-properties fo:font-variant="normal" fo:text-transform="none" fo:color="#000000" style:text-line-through-style="none" style:text-line-through-type="none" style:text-underline-style="none" fo:font-weight="normal" officeooo:rsid="0026d01b" officeooo:paragraph-rsid="00300ae3" style:text-blinking="false" fo:background-color="transparent" style:font-weight-asian="bold" style:font-weight-complex="bold"/>
    </style:style>
    <style:style style:name="P34" style:family="paragraph" style:parent-style-name="Standard">
      <style:text-properties fo:font-weight="normal" officeooo:rsid="004a081a" officeooo:paragraph-rsid="004c821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02d9" style:font-weight-asian="bold" style:font-weight-complex="bold"/>
    </style:style>
    <style:style style:name="T3" style:family="text">
      <style:text-properties fo:font-weight="bold" officeooo:rsid="001d73e1" style:font-weight-asian="bold" style:font-weight-complex="bold"/>
    </style:style>
    <style:style style:name="T4" style:family="text">
      <style:text-properties fo:font-weight="bold" officeooo:rsid="0021408b" style:font-weight-asian="bold" style:font-weight-complex="bold"/>
    </style:style>
    <style:style style:name="T5" style:family="text">
      <style:text-properties fo:font-weight="bold" officeooo:rsid="0031b7d5" style:font-weight-asian="bold" style:font-weight-complex="bold"/>
    </style:style>
    <style:style style:name="T6" style:family="text">
      <style:text-properties fo:font-weight="bold" officeooo:rsid="0022d8a6" style:font-weight-asian="bold" style:font-weight-complex="bold"/>
    </style:style>
    <style:style style:name="T7" style:family="text">
      <style:text-properties fo:font-weight="bold" officeooo:rsid="00333e83" style:font-weight-asian="bold" style:font-weight-complex="bold"/>
    </style:style>
    <style:style style:name="T8" style:family="text">
      <style:text-properties fo:font-weight="bold" officeooo:rsid="0034eefb" style:font-weight-asian="bold" style:font-weight-complex="bold"/>
    </style:style>
    <style:style style:name="T9" style:family="text">
      <style:text-properties fo:font-weight="bold" officeooo:rsid="003d0888" style:font-weight-asian="bold" style:font-weight-complex="bold"/>
    </style:style>
    <style:style style:name="T10" style:family="text">
      <style:text-properties fo:font-weight="bold" officeooo:rsid="003d84ca" style:font-weight-asian="bold" style:font-weight-complex="bold"/>
    </style:style>
    <style:style style:name="T11" style:family="text">
      <style:text-properties fo:font-weight="bold" officeooo:rsid="00413fdb" style:font-weight-asian="bold" style:font-weight-complex="bold"/>
    </style:style>
    <style:style style:name="T12" style:family="text">
      <style:text-properties fo:font-weight="bold" officeooo:rsid="0043e361" style:font-weight-asian="bold" style:font-weight-complex="bold"/>
    </style:style>
    <style:style style:name="T13" style:family="text">
      <style:text-properties fo:font-weight="bold" officeooo:rsid="0045d37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d02d9" style:font-weight-asian="normal" style:font-weight-complex="normal"/>
    </style:style>
    <style:style style:name="T16" style:family="text">
      <style:text-properties fo:font-weight="normal" officeooo:rsid="001d73e1" style:font-weight-asian="normal" style:font-weight-complex="normal"/>
    </style:style>
    <style:style style:name="T17" style:family="text">
      <style:text-properties fo:font-weight="normal" officeooo:rsid="001dd35a" style:font-weight-asian="normal" style:font-weight-complex="normal"/>
    </style:style>
    <style:style style:name="T18" style:family="text">
      <style:text-properties fo:font-weight="normal" officeooo:rsid="001e0dff" style:font-weight-asian="normal" style:font-weight-complex="normal"/>
    </style:style>
    <style:style style:name="T19" style:family="text">
      <style:text-properties fo:font-weight="normal" officeooo:rsid="001fcdd9" style:font-weight-asian="normal" style:font-weight-complex="normal"/>
    </style:style>
    <style:style style:name="T20" style:family="text">
      <style:text-properties fo:font-weight="normal" officeooo:rsid="0021408b" style:font-weight-asian="normal" style:font-weight-complex="normal"/>
    </style:style>
    <style:style style:name="T21" style:family="text">
      <style:text-properties fo:font-weight="normal" officeooo:rsid="0022b627" style:font-weight-asian="normal" style:font-weight-complex="normal"/>
    </style:style>
    <style:style style:name="T22" style:family="text">
      <style:text-properties fo:font-weight="normal" officeooo:rsid="002471a3" style:font-weight-asian="normal" style:font-weight-complex="normal"/>
    </style:style>
    <style:style style:name="T23" style:family="text">
      <style:text-properties fo:font-weight="normal" officeooo:rsid="0025047d" style:font-weight-asian="normal" style:font-weight-complex="normal"/>
    </style:style>
    <style:style style:name="T24" style:family="text">
      <style:text-properties fo:font-weight="normal" officeooo:rsid="0022d8a6" style:font-weight-asian="normal" style:font-weight-complex="normal"/>
    </style:style>
    <style:style style:name="T25" style:family="text">
      <style:text-properties fo:font-weight="normal" officeooo:rsid="00318fb6" style:font-weight-asian="normal" style:font-weight-complex="normal"/>
    </style:style>
    <style:style style:name="T26" style:family="text">
      <style:text-properties fo:font-weight="normal" officeooo:rsid="0031b7d5" style:font-weight-asian="normal" style:font-weight-complex="normal"/>
    </style:style>
    <style:style style:name="T27" style:family="text">
      <style:text-properties fo:font-weight="normal" officeooo:rsid="00333e83"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fo:font-weight="normal" officeooo:rsid="0021408b" style:font-style-asian="italic" style:font-weight-asian="normal" style:font-style-complex="italic" style:font-weight-complex="normal"/>
    </style:style>
    <style:style style:name="T30" style:family="text">
      <style:text-properties officeooo:rsid="001e0dff"/>
    </style:style>
    <style:style style:name="T31" style:family="text">
      <style:text-properties officeooo:rsid="001fcdd9"/>
    </style:style>
    <style:style style:name="T32" style:family="text">
      <style:text-properties officeooo:rsid="0022d8a6"/>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bold" officeooo:rsid="0026d01b"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bold" officeooo:rsid="00308466"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bold" officeooo:rsid="00333e83"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0300ae3"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0300ae3"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026d01b"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0300ae3"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0308466"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0333e83" style:text-blinking="false" fo:background-color="transparent" loext:char-shading-value="0" style:font-weight-asian="bold" style:font-weight-complex="bold"/>
    </style:style>
    <style:style style:name="T42" style:family="text">
      <style:text-properties fo:font-variant="normal" fo:text-transform="none" fo:color="#000000" style:text-line-through-style="none" style:text-line-through-type="none" style:text-underline-style="none" fo:font-weight="normal" officeooo:rsid="0026d01b" style:text-blinking="false" fo:background-color="transparent" loext:char-shading-value="0" style:font-weight-asian="bold" style:font-weight-complex="bold"/>
    </style:style>
    <style:style style:name="T43" style:family="text">
      <style:text-properties officeooo:rsid="001d73e1"/>
    </style:style>
    <style:style style:name="T44" style:family="text">
      <style:text-properties officeooo:rsid="0031b7d5"/>
    </style:style>
    <style:style style:name="T45" style:family="text">
      <style:text-properties officeooo:rsid="0034eefb"/>
    </style:style>
    <style:style style:name="T46" style:family="text">
      <style:text-properties officeooo:rsid="003d0888"/>
    </style:style>
    <style:style style:name="T47" style:family="text">
      <style:text-properties officeooo:rsid="003d84ca"/>
    </style:style>
    <style:style style:name="T48" style:family="text">
      <style:text-properties officeooo:rsid="0043e361"/>
    </style:style>
    <style:style style:name="T49" style:family="text">
      <style:text-properties officeooo:rsid="0045d37d"/>
    </style:style>
    <style:style style:name="T50" style:family="text">
      <style:text-properties officeooo:rsid="004a21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 :<text:line-break/>« <text:span text:style-name="T1">Une personne sur son canapé regarde la télé, </text:span><text:span text:style-name="T3">on le voit de dos</text:span></text:p>
      <text:p text:style-name="P1"><text:span text:style-name="T1">match de boxe à la télé</text:span><text:span text:style-name="T14"> </text:span></text:p>
      <text:p text:style-name="P9">Titanic à la télé</text:p>
      <text:p text:style-name="P9">Nathanaël à la télé</text:p>
      <text:p text:style-name="P2"><text:span text:style-name="T14">« </text:span><text:span text:style-name="T16">Souvent des jeunes qui passent leurs journées..</text:span><text:span text:style-name="T15"> » </text:span><text:span text:style-name="T2">zoom sur la télé «  </text:span><text:span text:style-name="T16">derrière un écran à se goinfrer des... » </text:span><text:span text:style-name="T3">zoom horrible sur sa tête qui prononce le mot</text:span><text:span text:style-name="T16"> « MEUPORG » </text:span><text:span text:style-name="T3">retour à la scène précédente « </text:span><text:span text:style-name="T16">étant le mot BARBARE qui désigne les jeux... »</text:span></text:p>
      <text:p text:style-name="P3">plan sur le personnage de face, zoomé. On entend le journaliste parler de manière incompréhensible. Après un cours instant, le personnage prend son téléphone et écrit un message.</text:p>
      <text:p text:style-name="P3">Plan sur le téléphone sur lequel on lit « <text:span text:style-name="T14">il faut vraiment faire quelque chose ». </text:span><text:span text:style-name="T28">(30s max)</text:span></text:p>
      <text:p text:style-name="P14"/>
      <text:p text:style-name="P3">Titre du film écrit et parlé après une seconde<text:span text:style-name="T14"> E-sport, vous dites ? </text:span>sur fond blanc sans détails. La musique commence vers la fin du plan <text:span text:style-name="T28">(~ 4 sec)</text:span></text:p>
      <text:p text:style-name="P14"/>
      <text:p text:style-name="P5"><text:span text:style-name="T36">Transition:</text:span><text:span text:style-name="T19">(même voix que juste avant)</text:span><text:span text:style-name="T14"> :</text:span></text:p>
      <text:p text:style-name="P4"><text:span text:style-name="T14">«  </text:span><text:span text:style-name="T17">Aaah, l’e-sport. Pour les initiés, c’est simple. Élémentaire. </text:span><text:span text:style-name="T18">Basique. » </text:span><text:span text:style-name="T30">pendant qu’on parle, on montre une scène e-sportive de The international.</text:span></text:p>
      <text:p text:style-name="P4"/>
      <text:p text:style-name="P6"><text:span text:style-name="T18">« Pour les néophytes, l’histoire est plus complexe. » </text:span><text:span text:style-name="T31">On voit quelqu’un qui regarde ça d’un air pensif, en se grattant la tête ou le menton</text:span><text:span text:style-name="T18">. « P</text:span><text:span text:style-name="T19">remièrement... »</text:span><text:span text:style-name="T18"> </text:span><text:span text:style-name="T29">(~ 10 sec)</text:span></text:p>
      <text:p text:style-name="P15"/>
      <text:p text:style-name="P21"><text:span text:style-name="T43">pré-acte 1</text:span>:</text:p>
      <text:p text:style-name="P8"><text:span text:style-name="T14"><text:s/></text:span>Un titre apparaît comme le précédent, marqué « L’e-sport, qu’est ce que c’est ? »<text:span text:style-name="T14"> « L’e-sport, qu’est ce que c’est ? » </text:span><text:span text:style-name="T29">(~ 4 sec)</text:span></text:p>
      <text:p text:style-name="P15"/>
      <text:p text:style-name="P7"><text:span text:style-name="T14">Acte 1 </text:span><text:span text:style-name="T20">scène 1 : mise en contexte. (même voix)</text:span><text:span text:style-name="T14"> : </text:span></text:p>
      <text:p text:style-name="P30"><text:span text:style-name="T4">une définition apparaît et la voix la cite « </text:span>Le <text:span text:style-name="T14">sport électronique désigne la pratique sur Internet ou en LAN-party d'un jeu vidéo seul ou en équipe, par le biais d'un ordinateur ou d'une console de jeux vidéo. ». </text:span><text:span text:style-name="T4">La def disparaît et montre une personnage qui joue aux jeu vidéos (Ben-hu Ah)</text:span></text:p>
      <text:p text:style-name="P10"/>
      <text:p text:style-name="P30"><text:span text:style-name="T4"><text:s/></text:span><text:span text:style-name="T20">« Pour résumer, ce sont des compétitions de jeux vidéos. Simple, non ? » </text:span><text:span text:style-name="T4">une personne fait un Shrug</text:span><text:span text:style-name="T20">. ¯\_(ツ)_/¯ <text:s/>« Mais c’est plus développé que ça. » </text:span><text:span text:style-name="T4">la personne baisse les bras</text:span></text:p>
      <text:p text:style-name="P16"/>
      <text:p text:style-name="P32"><text:span text:style-name="T26">C</text:span><text:span text:style-name="T21">’est</text:span><text:span text:style-name="T22"> </text:span><text:span text:style-name="T21">avec </text:span><text:span text:style-name="T23">l'apparition</text:span><text:span text:style-name="T21"> </text:span><text:span text:style-name="T23">même</text:span><text:span text:style-name="T21"> du jeux </text:span><text:span text:style-name="T23">vidéo </text:span><text:span text:style-name="T26">sur bornes d’arcades en 80</text:span><text:span text:style-name="T21"> que l’on a commencer a observer des </text:span><text:span text:style-name="T22">comportement</text:span><text:span text:style-name="T21"> </text:span><text:span text:style-name="T22">compétiti</text:span><text:span text:style-name="T26">fs</text:span><text:span text:style-name="T21"> chez certain joueur.</text:span><text:span text:style-name="T24"> </text:span><text:span text:style-name="T27">T</text:span><text:span text:style-name="T25">el </text:span><text:span text:style-name="T24">des </text:span>athlète<text:span text:style-name="T24"> professionnel (sans les muscle) </text:span><text:span text:style-name="T27">ils souhaitaient </text:span><text:span text:style-name="T22">obtenir les meilleur score a un jeu </text:span><text:span text:style-name="T21">,</text:span><text:span text:style-name="T23">pour obtenir la gloire de voir sont nom inscrit sur le tableau des score. </text:span><text:span text:style-name="T22"><text:s/></text:span><text:span text:style-name="T5">on montre une scène de borne d’arcade</text:span><text:span text:style-name="T26"> </text:span><text:span text:style-name="T5">avec quelqu’un qui rentre son nom</text:span></text:p>
      <text:p text:style-name="P18"/>
      <text:p text:style-name="P17"><text:span text:style-name="T44">Quand à l’e-sport- plus particulièrement il est née avec la sortis de jeux multijoueur. Au début, les LAN party étaient, la plupart du temps, organisées dans d’obscure garage </text:span><text:s/><text:span text:style-name="T32">et ou la récompense n’excéder pas les 50$ ou quelques de pizza, au choix. </text:span><text:span text:style-name="T6">on montre quelques ados devant une télé sur un vieux sofa,</text:span><text:span text:style-name="T32"> </text:span><text:span text:style-name="T6">certain</text:span><text:span text:style-name="T7">s</text:span><text:span text:style-name="T6"> avec une manette.</text:span></text:p>
      <text:p text:style-name="P12"/>
      <text:p text:style-name="P20">l’e-sport a gagner en notoriété avec l’implication des éditeur de jeux vidéo. En effet ceux ci <text:s/>on commence a organiser des évènement plus grands. Aujourd’hui, on estime selon différentes sources que l’industrie de l’e-sport ‘‘pèse’’ plus de 300 millions de dollars et 23 millions de joueurs rien qu’en Europe.</text:p>
      <text:p text:style-name="P19"/>
      <text:p text:style-name="P31"><text:soft-page-break/><text:span text:style-name="T33">Changement de scène et retour au joueur sur ordinateur</text:span><text:span text:style-name="T42"> « </text:span><text:span text:style-name="T38">officiellement, le sport électronique est considéré comme un s</text:span><text:span text:style-name="T41">p</text:span><text:span text:style-name="T38">ort à part entière. Les athlètes sont des joueurs de très haut niveau, ils ont des fans » </text:span><text:span text:style-name="T33">des fans apparaissent derrière lui en bougeant les bras</text:span><text:span text:style-name="T42"> « </text:span><text:span text:style-name="T38">des coachs ou des entraîneurs » </text:span><text:span text:style-name="T33">l’entraîneur </text:span><text:span text:style-name="T35">apparaît</text:span><text:span text:style-name="T33"> devant lui avec son casque et sa pochette d’entraîneur, en bougeant un bras.</text:span><text:span text:style-name="T42"> </text:span></text:p>
      <text:p text:style-name="P33"/>
      <text:p text:style-name="P31"><text:span text:style-name="T36">Transition: </text:span><text:span text:style-name="T42">« </text:span><text:span text:style-name="T38">Tout ce qu’il faut, donc. Alors pourquoi on en parle? Eh bien… </text:span><text:span text:style-name="T39">Si on ne connaît pas ce </text:span><text:span text:style-name="T40">milieu</text:span><text:span text:style-name="T39">, </text:span><text:bookmark text:name="docs-internal-guid-5dfaf514-efac-b661-00a4-9f3b8687d558"/><text:span text:style-name="T37">ça peut être très facile de s’accrocher aux idées reçues. » </text:span><text:span text:style-name="T34">les personnages disparaissent 1 à 1</text:span></text:p>
      <text:p text:style-name="P11"/>
      <text:p text:style-name="P22">pré-acte 2 : <text:span text:style-name="T1">Un titre est marqué et dit en même temps comme l’autre</text:span> « L’e-sport, un vrai sport ? »</text:p>
      <text:p text:style-name="P22"/>
      <text:p text:style-name="P23"><text:span text:style-name="T8">Une personne tiers (mme Anderson?) apparaît et donne son avis</text:span><text:span text:style-name="T45"> « Mais… C’est pas un sport, c’est juste un jeu ! Ils ne bougent même pas ! De toute façon, c’est une usine à fric ! Les femmes sont discriminés ! »</text:span></text:p>
      <text:p text:style-name="P23"/>
      <text:p text:style-name="P23"/>
      <text:p text:style-name="P23"/>
      <text:p text:style-name="P24">pré-acte 3 : <text:span text:style-name="T1">Titre « </text:span> La communauté e-sportive »</text:p>
      <text:p text:style-name="P24"/>
      <text:p text:style-name="P25">« La communauté est sûrement la partie la plus importante dans l’e-sport. Comme tout chanteur à ses fans, tout sport a ses adeptes. Et l’ambiance à une LAN-party est similaire à celle d’un stade de foot, au moins. » <text:span text:style-name="T1">on montre l’ambiance d’un stade avec les gens qui crient très fort</text:span></text:p>
      <text:p text:style-name="P25"/>
      <text:p text:style-name="P25">« <text:span text:style-name="T46">Comme on ne peut pas s’imaginer un concert sans public, on ne peut pas imaginer un match e-sportif sans spectateurs. » </text:span><text:span text:style-name="T9">on voit une personne seule de très loin</text:span></text:p>
      <text:p text:style-name="P26"/>
      <text:p text:style-name="P25"><text:span text:style-name="T46">«  Les compétitions les plus prestigieuses sont retransmise sur internet en streaming. Il y a des commentateurs qui peuvent également jouer le rôle d’animateur ; ils sont en général aussi appréciés que les joueurs » </text:span><text:span text:style-name="T9">On voit un match retransmis avec des commentateurs. La scène est vue depuis un écran qui prend 80-90 % de l’image.</text:span><text:span text:style-name="T46"> </text:span></text:p>
      <text:p text:style-name="P25"/>
      <text:p text:style-name="P25">«  <text:span text:style-name="T47">La communauté est toujours grandissante partout dans le monde. Selon la compagnie ‘Newzoo’, spécialisée entre autre dans les statistiques e-sportives, on comptait près de 90 millions de spectateurs réguliers. Avec l’essor de ce sport et le sponsoring, on atteint aujourd’hui deux fois plus de spectateurs et environ 320 millions de joueurs occasionnels sur les jeux les plus répendus.  » </text:span><text:span text:style-name="T10">on vo</text:span><text:span text:style-name="T11">i</text:span><text:span text:style-name="T10">t de plus en plus de gens apparaître à l’écran</text:span></text:p>
      <text:p text:style-name="P13"/>
      <text:p text:style-name="P13"/>
      <text:p text:style-name="P27">«  <text:span text:style-name="T48">Selon plusieurs sources,</text:span> <text:span text:style-name="T48">60 % des joueurs ont entre 18 et 36 ans.» </text:span><text:span text:style-name="T12">on montre quelques graphiques qui montre ça</text:span><text:span text:style-name="T48"> «  Pour le ratio homme-femme, les sources donnet des résultats différents selon les études mais en moyenne il y a entre 10 et 15 % de de joueurs que de joueuses ; même si la tendance était bien plus masculine au départ (90 % environ), au fil des années la parité s’est imposée dans ce milieu. » </text:span><text:span text:style-name="T12">on montre un graphique correspondant, changeant au fur et à mesure que l’on parle</text:span></text:p>
      <text:p text:style-name="P28"/>
      <text:p text:style-name="P28">«  <text:span text:style-name="T49">Cela est principalement du aux changements des mœurs en France et partout dans le monde. Des associations comme Gam’her en France » </text:span><text:span text:style-name="T13">logo de game’her</text:span><text:span text:style-name="T49"> « luttent pour promouvoir la mixité homme-femme et encourager la diversité dans le domaine du jeu vidéo. »</text:span></text:p>
      <text:p text:style-name="P28"/>
      <text:p text:style-name="P29"/>
      <text:p text:style-name="P29"><text:soft-page-break/>Conclusion : <text:span text:style-name="T1">Le mot ‘conclusion’ est affiché</text:span></text:p>
      <text:p text:style-name="P29"/>
      <text:p text:style-name="P34">« <text:span text:style-name="T50">Pour conclure, malgré quelques problèmes récurrents à tous les sports, disons que l’e-sport est un divertissement en essor constant, notamment grâce au soutien de grandes structures - intel, acer ou razer par exemple - et de sa communauté grandissante de passionnée et d’un enthousiasme brûla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49:36.250764768</meta:creation-date>
    <dc:date>2018-06-12T16:35:25.030301957</dc:date>
    <meta:editing-duration>PT7H11M45S</meta:editing-duration>
    <meta:editing-cycles>16</meta:editing-cycles>
    <meta:generator>LibreOffice/5.2.7.2$Linux_X86_64 LibreOffice_project/20m0$Build-2</meta:generator>
    <meta:document-statistic meta:table-count="0" meta:image-count="0" meta:object-count="0" meta:page-count="3" meta:paragraph-count="32" meta:word-count="1089" meta:character-count="6124" meta:non-whitespace-character-count="5050"/>
  </office:meta>
</office:document-meta>
</file>